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/></text:h>
      <text:p text:style-name="Text_20_body">This document summarizes what we learned in the first lecture about designing a System-on-Chip (SoC). Think of it as a three-step journey to turn a design idea into a physical chip.</text:p>
      <text:h text:style-name="Heading_20_3" text:outline-level="3"><text:span text:style-name="Strong_20_Emphasis">Phase 1: Planning and High-Level Design</text:span></text:h>
      <text:p text:style-name="Text_20_body">Before building anything, we start with a high-level plan. We use the <text:span text:style-name="Strong_20_Emphasis">C programming language</text:span> to create a simple, working model of the chip. This is like drawing a detailed blueprint to make sure our plan works before we start the actual construction.</text:p>
      <text:h text:style-name="Heading_20_3" text:outline-level="3"><text:span text:style-name="Strong_20_Emphasis">Phase 2: Building with Code</text:span></text:h>
      <text:p text:style-name="Text_20_body">This is where we turn our plan into hardware code.</text:p>
      <text:list text:style-name="L1">
        <text:list-item>
          <text:p text:style-name="P1"><text:span text:style-name="Strong_20_Emphasis">RTL (Register-Transfer Level):</text:span> We use a special language called <text:span text:style-name="Strong_20_Emphasis">Verilog</text:span> to describe the hardware. This is the "soft copy" of our chip.</text:p>
        </text:list-item>
        <text:list-item>
          <text:p text:style-name="P1"><text:span text:style-name="Strong_20_Emphasis">Breaking it Down:</text:span> We divide our design into three key parts:</text:p>
          <text:list>
            <text:list-item>
              <text:p text:style-name="P1">The <text:span text:style-name="Strong_20_Emphasis">main processor</text:span> (the "brain" of the chip that does all the heavy thinking).</text:p>
            </text:list-item>
            <text:list-item>
              <text:p text:style-name="P1">Smaller helper parts called <text:span text:style-name="Strong_20_Emphasis">peripherals</text:span> (these help the main processor do specific tasks, like communicating with other devices).</text:p>
            </text:list-item>
            <text:list-item>
              <text:p text:style-name="P1">Pre-made pieces called <text:span text:style-name="Strong_20_Emphasis">macros</text:span> (these are pre-designed blocks, like a memory block, that we can just plug into our design).</text:p>
            </text:list-item>
          </text:list>
        </text:list-item>
      </text:list>
      <text:h text:style-name="Heading_20_3" text:outline-level="3"><text:span text:style-name="Strong_20_Emphasis">Phase 3: The Final Assembly</text:span></text:h>
      <text:p text:style-name="Text_20_body">Finally, we put all the pieces together and prepare the design for manufacturing.</text:p>
      <text:list text:style-name="L2">
        <text:list-item>
          <text:p text:style-name="P2"><text:span text:style-name="Strong_20_Emphasis">Putting it all together:</text:span> We assemble the processor, peripherals, and macros into one complete design.</text:p>
        </text:list-item>
        <text:list-item>
          <text:p text:style-name="P2"><text:span text:style-name="Strong_20_Emphasis">Physical Checks:</text:span> We do a bunch of checks to make sure everything is in the right place, like <text:span text:style-name="Strong_20_Emphasis">floorplanning</text:span> (placing parts on the chip) and <text:span text:style-name="Strong_20_Emphasis">routing</text:span> (connecting them with wires).</text:p>
        </text:list-item>
        <text:list-item>
          <text:p text:style-name="P2"><text:span text:style-name="Strong_20_Emphasis">The Blueprint:</text:span> The end result is a special file called a <text:span text:style-name="Strong_20_Emphasis">GDS II</text:span> file. This is the final blueprint that is sent to the factory to create the actual chip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0T18:46:34.419244084</meta:creation-date>
    <dc:date>2025-09-20T19:58:48.508763441</dc:date>
    <meta:editing-duration>PT38M34S</meta:editing-duration>
    <meta:editing-cycles>1</meta:editing-cycles>
    <meta:document-statistic meta:table-count="0" meta:image-count="0" meta:object-count="0" meta:page-count="1" meta:paragraph-count="15" meta:word-count="281" meta:character-count="1618" meta:non-whitespace-character-count="1360"/>
    <meta:generator>LibreOffice/24.2.7.2$Linux_X86_64 LibreOffice_project/420$Build-2</meta:generator>
  </office:meta>
</office:document-meta>
</file>